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0702" officeooo:paragraph-rsid="000f0702"/>
    </style:style>
    <style:style style:name="P2" style:family="paragraph" style:parent-style-name="Standard">
      <style:text-properties fo:font-size="14pt" fo:font-weight="bold" officeooo:rsid="00107205" officeooo:paragraph-rsid="00107205" style:font-size-asian="14pt" style:font-weight-asian="bold" style:font-size-complex="14pt" style:font-weight-complex="bold"/>
    </style:style>
    <style:style style:name="P3" style:family="paragraph" style:parent-style-name="Standard">
      <style:text-properties officeooo:rsid="00107205" officeooo:paragraph-rsid="00107205"/>
    </style:style>
    <style:style style:name="P4" style:family="paragraph" style:parent-style-name="Heading_20_3">
      <style:text-properties officeooo:rsid="00137b8d" officeooo:paragraph-rsid="00151070"/>
    </style:style>
    <style:style style:name="P5" style:family="paragraph" style:parent-style-name="Standard">
      <style:text-properties fo:font-size="14pt" fo:font-style="normal" style:text-underline-style="none" fo:font-weight="bold" officeooo:rsid="000f0702" officeooo:paragraph-rsid="000f0702" fo:background-color="#ffff00" style:font-size-asian="14pt" style:font-style-asian="normal" style:font-weight-asian="bold" style:font-size-complex="14pt" style:font-style-complex="normal" style:font-weight-complex="bold"/>
    </style:style>
    <style:style style:name="P6" style:family="paragraph" style:parent-style-name="Standard">
      <style:text-properties fo:font-size="14pt" fo:font-weight="bold" officeooo:rsid="00151070" officeooo:paragraph-rsid="00151070" style:font-size-asian="14pt" style:font-weight-asian="bold" style:font-size-complex="14pt" style:font-weight-complex="bold"/>
    </style:style>
    <style:style style:name="P7" style:family="paragraph" style:parent-style-name="Standard">
      <style:text-properties fo:font-size="14pt" fo:font-weight="bold" officeooo:paragraph-rsid="00170084" style:font-size-asian="14pt" style:font-weight-asian="bold" style:font-size-complex="14pt" style:font-weight-complex="bold"/>
    </style:style>
    <style:style style:name="P8" style:family="paragraph" style:parent-style-name="Standard">
      <style:text-properties fo:font-size="14pt" fo:font-weight="bold" officeooo:rsid="001a09cf" officeooo:paragraph-rsid="001a09cf" style:font-size-asian="14pt" style:font-weight-asian="bold" style:font-size-complex="14pt" style:font-weight-complex="bold"/>
    </style:style>
    <style:style style:name="P9" style:family="paragraph" style:parent-style-name="Standard">
      <style:text-properties fo:font-size="14pt" fo:font-weight="bold" officeooo:rsid="000f0702" officeooo:paragraph-rsid="000f0702" fo:background-color="#ffff00" style:font-size-asian="14pt" style:font-weight-asian="bold" style:font-size-complex="14pt" style:font-weight-complex="bold"/>
    </style:style>
    <style:style style:name="P10" style:family="paragraph" style:parent-style-name="Standard">
      <style:text-properties fo:font-size="14pt" fo:font-weight="bold" fo:background-color="#ffff00" style:font-size-asian="14pt" style:font-weight-asian="bold" style:font-size-complex="14pt" style:font-weight-complex="bold"/>
    </style:style>
    <style:style style:name="P11" style:family="paragraph" style:parent-style-name="Standard">
      <style:text-properties fo:font-size="14pt" fo:font-weight="bold" officeooo:rsid="001d067c" officeooo:paragraph-rsid="001d067c" fo:background-color="#ffff00" style:font-size-asian="14pt" style:font-weight-asian="bold" style:font-size-complex="14pt" style:font-weight-complex="bold"/>
    </style:style>
    <style:style style:name="P12" style:family="paragraph" style:parent-style-name="Standard">
      <style:text-properties fo:font-size="14pt" fo:font-weight="bold" officeooo:rsid="0021f8c4" officeooo:paragraph-rsid="0021f8c4" fo:background-color="#ffff00" style:font-size-asian="14pt" style:font-weight-asian="bold" style:font-size-complex="14pt" style:font-weight-complex="bold"/>
    </style:style>
    <style:style style:name="P13" style:family="paragraph" style:parent-style-name="Standard">
      <style:text-properties fo:font-size="14pt" fo:background-color="#ffff00" style:font-size-asian="14pt" style:font-size-complex="14pt"/>
    </style:style>
    <style:style style:name="P14" style:family="paragraph" style:parent-style-name="Standard">
      <style:text-properties officeooo:rsid="00137b8d" officeooo:paragraph-rsid="00137b8d"/>
    </style:style>
    <style:style style:name="P15" style:family="paragraph" style:parent-style-name="Standard">
      <style:text-properties officeooo:paragraph-rsid="00137b8d"/>
    </style:style>
    <style:style style:name="P16" style:family="paragraph" style:parent-style-name="Standard">
      <style:text-properties officeooo:rsid="00170084" officeooo:paragraph-rsid="00170084"/>
    </style:style>
    <style:style style:name="P17" style:family="paragraph" style:parent-style-name="Standard">
      <style:text-properties officeooo:paragraph-rsid="00170084"/>
    </style:style>
    <style:style style:name="P18" style:family="paragraph" style:parent-style-name="Standard">
      <style:text-properties officeooo:rsid="00178fc1" officeooo:paragraph-rsid="00178fc1"/>
    </style:style>
    <style:style style:name="P19" style:family="paragraph" style:parent-style-name="Standard">
      <style:text-properties officeooo:paragraph-rsid="0018fa9e"/>
    </style:style>
    <style:style style:name="P20" style:family="paragraph" style:parent-style-name="Standard">
      <style:text-properties officeooo:rsid="0018fa9e" officeooo:paragraph-rsid="0018fa9e"/>
    </style:style>
    <style:style style:name="P21" style:family="paragraph" style:parent-style-name="Standard">
      <style:text-properties officeooo:paragraph-rsid="001a09cf"/>
    </style:style>
    <style:style style:name="P22" style:family="paragraph" style:parent-style-name="Standard">
      <style:text-properties officeooo:rsid="001d067c" officeooo:paragraph-rsid="001d067c"/>
    </style:style>
    <style:style style:name="P23" style:family="paragraph" style:parent-style-name="Standard">
      <style:text-properties officeooo:rsid="000f0702" officeooo:paragraph-rsid="000f0702" fo:background-color="#ffff00"/>
    </style:style>
    <style:style style:name="P24" style:family="paragraph" style:parent-style-name="Standard">
      <style:text-properties fo:background-color="#ffff00"/>
    </style:style>
    <style:style style:name="P25" style:family="paragraph" style:parent-style-name="Standard">
      <style:text-properties officeooo:rsid="001d067c" officeooo:paragraph-rsid="001d067c" fo:background-color="#ffff00"/>
    </style:style>
    <style:style style:name="P26" style:family="paragraph" style:parent-style-name="Standard">
      <style:text-properties officeooo:rsid="00107205" officeooo:paragraph-rsid="00107205"/>
    </style:style>
    <style:style style:name="P2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8" style:family="paragraph" style:parent-style-name="Standard">
      <style:paragraph-properties fo:text-align="start" style:justify-single-word="false"/>
      <style:text-properties fo:font-size="12pt" fo:font-weight="bold" officeooo:paragraph-rsid="0021f8c4"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5pt" fo:font-weight="normal" officeooo:paragraph-rsid="0021f8c4" style:font-size-asian="15pt" style:font-weight-asian="normal" style:font-size-complex="15pt" style:font-weight-complex="normal"/>
    </style:style>
    <style:style style:name="P30" style:family="paragraph" style:parent-style-name="Text_20_body" style:list-style-name="L1">
      <style:paragraph-properties fo:margin-top="0cm" fo:margin-bottom="0cm" style:contextual-spacing="false"/>
    </style:style>
    <style:style style:name="P31" style:family="paragraph" style:parent-style-name="Text_20_body">
      <style:text-properties officeooo:paragraph-rsid="0018fa9e"/>
    </style:style>
    <style:style style:name="T1" style:family="text">
      <style:text-properties officeooo:rsid="000f0702"/>
    </style:style>
    <style:style style:name="T2" style:family="text">
      <style:text-properties officeooo:rsid="00107205"/>
    </style:style>
    <style:style style:name="T3" style:family="text">
      <style:text-properties officeooo:rsid="00137b8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37b8d"/>
    </style:style>
    <style:style style:name="T6" style:family="text">
      <style:text-properties officeooo:rsid="00151070"/>
    </style:style>
    <style:style style:name="T7" style:family="text">
      <style:text-properties officeooo:rsid="00170084"/>
    </style:style>
    <style:style style:name="T8" style:family="text">
      <style:text-properties officeooo:rsid="00183aed"/>
    </style:style>
    <style:style style:name="T9" style:family="text">
      <style:text-properties officeooo:rsid="0018fa9e"/>
    </style:style>
    <style:style style:name="T10" style:family="text">
      <style:text-properties officeooo:rsid="001a09cf"/>
    </style:style>
    <style:style style:name="T11" style:family="text">
      <style:text-properties officeooo:rsid="001ba94a"/>
    </style:style>
    <style:style style:name="T12" style:family="text">
      <style:text-properties officeooo:rsid="001d067c"/>
    </style:style>
    <style:style style:name="T13" style:family="text">
      <style:text-properties officeooo:rsid="000f0702" fo:background-color="#ffff00" loext:char-shading-value="0"/>
    </style:style>
    <style:style style:name="T14" style:family="text">
      <style:text-properties officeooo:rsid="00137b8d" fo:background-color="#ffff00" loext:char-shading-value="0"/>
    </style:style>
    <style:style style:name="T15" style:family="text">
      <style:text-properties officeooo:rsid="0021f8c4"/>
    </style:style>
    <style:style style:name="T16" style:family="text">
      <style:text-properties officeooo:rsid="00228156"/>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7">Project Description Outline</text:p>
      <text:p text:style-name="P27"/>
      <text:p text:style-name="P28"><text:span text:style-name="T15">Sorry for not posting this sooner been struggling with some stuff outside class and managing my time lately. I have included where I am up to so far, I spent most time looking at data selection and synthesis, quality and bias, and made starts in other places. I have been going through the cleaning scripts for that section and the data storage and ethics, I’m confident I have enough to finish these sections. Feel free to edit or change anything if there is anything you want to discuss please send something on slack or stop me in class. Sorry again for not posting sooner I am having some issues at the moment that are impacting my class contributions which is fine when isolated to myself but was not fair to any of you. </text:span><text:span text:style-name="T16">I was saved today by renaming my bed alarm to send outline.</text:span></text:p>
      <text:p text:style-name="P29"/>
      <text:p text:style-name="P5">Names of group members</text:p>
      <text:p text:style-name="P24"/>
      <text:p text:style-name="P10">Roles <text:span text:style-name="T1">and</text:span> responsibilities</text:p>
      <text:p text:style-name="P24"/>
      <text:p text:style-name="P23">Justyna worked on</text:p>
      <text:p text:style-name="P24"/>
      <text:p text:style-name="P23">Emma worke<text:span text:style-name="T12">d </text:span>on</text:p>
      <text:p text:style-name="P24"/>
      <text:p text:style-name="P23">Weez<text:span text:style-name="T11">a</text:span>y worked on</text:p>
      <text:p text:style-name="P24"/>
      <text:p text:style-name="P23">Tom worked on</text:p>
      <text:p text:style-name="P23"/>
      <text:p text:style-name="P23">As a group we</text:p>
      <text:p text:style-name="P23"/>
      <text:p text:style-name="P9">Project and dashboard description</text:p>
      <text:p text:style-name="P13"/>
      <text:p text:style-name="P24">Our dashboard contains …</text:p>
      <text:p text:style-name="P24"/>
      <text:p text:style-name="P24">Our topic is …</text:p>
      <text:p text:style-name="P24"/>
      <text:p text:style-name="P24">The dashboard outlines our topic in terms of …</text:p>
      <text:p text:style-name="P24"/>
      <text:p text:style-name="P10">Stages of the project</text:p>
      <text:p text:style-name="P10"/>
      <text:p text:style-name="P12">Feel this can be completed from presentation</text:p>
      <text:p text:style-name="P11"/>
      <text:p text:style-name="Standard"/>
      <text:p text:style-name="P6">Project Tools</text:p>
      <text:p text:style-name="Standard"/>
      <text:p text:style-name="Standard">Trello: <text:span text:style-name="T2">Allowed us to map our entire workflow from start to finish and to assign different tasks to each member. It helped us to fairly distribute tasks and ensured that everything would be done in an order that wouldn’t disrupt our workflow and </text:span><text:span text:style-name="T12">with</text:span><text:span text:style-name="T2">in a reasonable time frame.</text:span></text:p>
      <text:p text:style-name="Standard"/>
      <text:p text:style-name="Standard">Git/GitHub: <text:span text:style-name="T2">Used to allow us to work simultaneously and to keep different versions of our work should anything break or not function how we would have liked after making changes. <text:s/></text:span></text:p>
      <text:p text:style-name="P1"/>
      <text:p text:style-name="P1"><text:soft-page-break/>R Studio: <text:span text:style-name="T2">We used R Studio to do all our data manipulation and analysis from cleaning to visualisation and it was used to create the dashboard with the </text:span><text:span text:style-name="T8">S</text:span><text:span text:style-name="T2">hiny package.</text:span></text:p>
      <text:p text:style-name="P1"><text:tab/></text:p>
      <text:p text:style-name="P3">Slack: We used slack to communicate while working from home and it was also used t<text:span text:style-name="T12">o</text:span> share small code snippets that would be useful to other members of the team.</text:p>
      <text:p text:style-name="P3"/>
      <text:p text:style-name="P3">One Note: We used one note to share documents that were not code related.</text:p>
      <text:p text:style-name="P3"/>
      <text:p text:style-name="P22">Powerpoint: Our final presentation was delivered as a power point presentation which allowed us to accurately and concisely share our findings.</text:p>
      <text:h text:style-name="P4" text:outline-level="3"><text:span text:style-name="T6">Data Selection and Synthesis</text:span></text:h>
      <text:p text:style-name="P15"><text:span text:style-name="T3">When deciding which data and sources we would use to answer the brief we initially sorted the data to meet broader requirements, considering a number of factors, before further refining our choices to ones we felt would accurately show if the NHS experienced a </text:span><text:span text:style-name="T1">winter crisis, and the effect </text:span><text:span text:style-name="T12">Covid </text:span><text:span text:style-name="T1">had on the normal operation of the health service.</text:span><text:span text:style-name="T13"> </text:span><text:span text:style-name="T14">(maybe include a bit about the kpis)</text:span></text:p>
      <text:p text:style-name="P14"/>
      <text:p text:style-name="P14">Initial considerations included:</text:p>
      <text:p text:style-name="P14"/>
      <text:p text:style-name="P14"><text:span text:style-name="T4">Relevance and applicability: </text:span>How confident were we the data would answer the brief requirements? We consider<text:span text:style-name="T8">ed </text:span>the subject matter and the scope of the project making sure that we could not only provide answers that met the questions in the brief but allowe<text:span text:style-name="T8">d </text:span>us to also provide actionable insights from our analysis.</text:p>
      <text:p text:style-name="P14"/>
      <text:p text:style-name="P15"><text:span text:style-name="T5">Quality and reliability:</text:span><text:span text:style-name="T3"> We assessed the quality of the data ensuring that they were from reputable sources and that their collection was not only thorough but ethical. This included considerations like sample size, data integrity to prioritise analysis over cleaning, and the collection methods. We only used data that we were confident was collected</text:span> ethically, respecting privacy, consent, and legal regulations. <text:span text:style-name="T3">We also had no interest in using data that would</text:span> perpetuate bias or discrimination. <text:span text:style-name="T7">More on this is included at the end of the report.</text:span></text:p>
      <text:p text:style-name="P14"/>
      <text:p text:style-name="P14"><text:span text:style-name="T4">Compatibility of the data sets</text:span>: It quickly became apparent that a single data set would not contain enough information to answer the brief. We spent time to consider how data sets could be combined or used in tandem to further enhance our analysis. Some data sets divided the dates differently, some had information on gender, regional and social factors while other didn’t. We spent time on Monday eliminating those that had overlap<text:span text:style-name="T12">s</text:span> and finding ways to combine what we had with the goal of prioritising data quality rather than quantity which was important given the time constraints.</text:p>
      <text:p text:style-name="P14"/>
      <text:p text:style-name="P14">Other considerations included availability and the time frame of the data sets. Was it free to access and use? Did the data expand forward and backward <text:span text:style-name="T8">far </text:span>enough from the <text:span text:style-name="T8">start of the pandemic</text:span> that w<text:span text:style-name="T8">e could confidently measure the impact it had?</text:span></text:p>
      <text:p text:style-name="P14"/>
      <text:p text:style-name="P14">The data sets used were the following:</text:p>
      <text:p text:style-name="P14"/>
      <text:p text:style-name="P15"><text:a xlink:type="simple" xlink:href="https://www.opendata.nhs.scot/dataset/inpatient-and-daycase-activity/resource/00c00ecc-b533-426e-a433-42d79bdea5d4" text:style-name="Internet_20_link" text:visited-style-name="Visited_20_Internet_20_Link"><text:span text:style-name="T3">Activity by Board of Treatment, Age and Sex</text:span></text:a></text:p>
      <text:p text:style-name="P15"/>
      <text:p text:style-name="P15">License: <text:span text:style-name="T7">U</text:span>K Open Government Licence (OGL)</text:p>
      <text:p text:style-name="P16">Format: Text/CSV</text:p>
      <text:p text:style-name="P16">Date Created: November 14, 2019</text:p>
      <text:p text:style-name="P16">Last Update: May 30, 2023</text:p>
      <text:p text:style-name="P15"/>
      <text:p text:style-name="P15"><text:a xlink:type="simple" xlink:href="https://www.opendata.nhs.scot/dataset/hospital-beds-information" text:style-name="Internet_20_link" text:visited-style-name="Visited_20_Internet_20_Link"><text:span text:style-name="T3">Beds Information in Scotland </text:span></text:a></text:p>
      <text:p text:style-name="P17"><text:soft-page-break/>License: <text:span text:style-name="T7">U</text:span>K Open Government Licence (OGL)</text:p>
      <text:p text:style-name="P16">Format: Text/CSV</text:p>
      <text:p text:style-name="P16">Date Created: November 7, 2019</text:p>
      <text:p text:style-name="P16">Last Update: May 30, 2023</text:p>
      <text:p text:style-name="P14"/>
      <text:p text:style-name="P15"><text:a xlink:type="simple" xlink:href="https://www.opendata.nhs.scot/dataset/covid-19-wider-impacts-hospital-admissions" text:style-name="Internet_20_link" text:visited-style-name="Visited_20_Internet_20_Link"><text:span text:style-name="T3">Admissions By Health Board, Age and Sex / Admissions By Health Board and Deprivation</text:span></text:a></text:p>
      <text:p text:style-name="P15"/>
      <text:p text:style-name="P16">Age and Sex</text:p>
      <text:p text:style-name="P16"/>
      <text:p text:style-name="P17">License: <text:span text:style-name="T7">U</text:span>K Open Government Licence (OGL)</text:p>
      <text:p text:style-name="P16">Format: Text/CSV</text:p>
      <text:p text:style-name="P17"><text:span text:style-name="T7">Date Created: </text:span>November 7, 2019 </text:p>
      <text:p text:style-name="P16">Last Update: July 6, 2023</text:p>
      <text:p text:style-name="P16"/>
      <text:p text:style-name="P16">Deprivation</text:p>
      <text:p text:style-name="P16"/>
      <text:p text:style-name="P17">License: <text:span text:style-name="T7">U</text:span>K Open Government Licence (OGL)</text:p>
      <text:p text:style-name="P16">Format: Text/CSV</text:p>
      <text:p text:style-name="P17"><text:span text:style-name="T7">Date Created: May 21, 2020</text:span></text:p>
      <text:p text:style-name="P16">Last Update: July 6, 2023</text:p>
      <text:p text:style-name="P17"/>
      <text:p text:style-name="P15"><text:a xlink:type="simple" xlink:href="https://www.opendata.nhs.scot/dataset/inpatient-and-daycase-activity/resource/c3b4be64-5fb4-4a2f-af41-b0012f0a276a" text:style-name="Internet_20_link" text:visited-style-name="Visited_20_Internet_20_Link"><text:span text:style-name="T3">Activity by Board of Treatment and Specialty</text:span></text:a></text:p>
      <text:p text:style-name="P17">License: <text:span text:style-name="T7">U</text:span>K Open Government Licence (OGL)</text:p>
      <text:p text:style-name="P16">Format: Text/CSV</text:p>
      <text:p text:style-name="P16">Date Created: November 14, 2019</text:p>
      <text:p text:style-name="P16">Last Update: May 30, 2023</text:p>
      <text:p text:style-name="P15"/>
      <text:p text:style-name="P15"><text:a xlink:type="simple" xlink:href="https://www.opendata.nhs.scot/dataset/hospital-codes" text:style-name="Internet_20_link" text:visited-style-name="Visited_20_Internet_20_Link"><text:span text:style-name="T7">Hospital Codes</text:span></text:a></text:p>
      <text:p text:style-name="P17">License: <text:span text:style-name="T7">U</text:span>K Open Government Licence (OGL)</text:p>
      <text:p text:style-name="P16">Format: Text/CSV</text:p>
      <text:p text:style-name="P16">Date Created: 27 March 2018</text:p>
      <text:p text:style-name="P16">Last Update: 10 January 2022</text:p>
      <text:p text:style-name="P15"/>
      <text:p text:style-name="P15"><text:a xlink:type="simple" xlink:href="https://www.opendata.nhs.scot/dataset/geography-codes-and-labels/resource/652ff726-e676-4a20-abda-435b98dd7bdc" text:style-name="Internet_20_link" text:visited-style-name="Visited_20_Internet_20_Link"><text:span text:style-name="T7">Health Board Labels</text:span></text:a></text:p>
      <text:p text:style-name="P17">License: <text:span text:style-name="T7">U</text:span>K Open Government Licence (OGL)</text:p>
      <text:p text:style-name="P16">Format: Text/CSV</text:p>
      <text:p text:style-name="P16">Date Created: December 22, 2017</text:p>
      <text:p text:style-name="P16">Last Update: June 17, 2020</text:p>
      <text:p text:style-name="P16"/>
      <text:p text:style-name="P15"><text:a xlink:type="simple" xlink:href="https://www.opendata.nhs.scot/dataset/non-standard-geography-codes-and-labels/resource/0450a5a2-f600-4569-a9ae-5d6317141899" text:style-name="Internet_20_link" text:visited-style-name="Visited_20_Internet_20_Link"><text:span text:style-name="T7">Special Health Boards and National Facilities</text:span></text:a></text:p>
      <text:p text:style-name="P17">License: <text:span text:style-name="T7">U</text:span>K Open Government Licence (OGL)</text:p>
      <text:p text:style-name="P16">Format: Text/CSV</text:p>
      <text:p text:style-name="P16">Date Created: March 21, 2018</text:p>
      <text:p text:style-name="P16">Last Update: February 23, 2021</text:p>
      <text:p text:style-name="P17"/>
      <text:p text:style-name="P7">Data quality and <text:span text:style-name="T9">P</text:span>otential <text:span text:style-name="T9">B</text:span>ias</text:p>
      <text:p text:style-name="P7"/>
      <text:p text:style-name="P18">All the data sets used <text:span text:style-name="T9">were in text/CVS format. When provided, all data sets used scored 100% for accuracy and were complete aside from ongoing updates. In measuring the data quality we made considerations for the following:</text:span></text:p>
      <text:p text:style-name="P17"/>
      <text:p text:style-name="P31"><text:soft-page-break/>Accuracy: <text:span text:style-name="T9">All the data came from trusted sources and was manually verifiable by comparing it with data from different sources. We found consistency within the sets we used which made us confident in the overall quality. We checked for contradicting data, duplicate entries, and other data quality issues that may arise from data entry errors.</text:span></text:p>
      <text:p text:style-name="P31">Completeness: <text:span text:style-name="T9">We assessed the data for completeness looking to find any missing values or gaps within the data sets that may impact our analysis.</text:span></text:p>
      <text:p text:style-name="P31">Validity: <text:span text:style-name="T9">We verified the data fell within logical or expected ranges and maintained a consistent format. </text:span></text:p>
      <text:p text:style-name="P31"><text:span text:style-name="T9">R</text:span>elevance: <text:span text:style-name="T9">All data used contributed to the objectives of our analysis and improved our ability to answer the brief.</text:span></text:p>
      <text:p text:style-name="P31">Documentation: <text:span text:style-name="T9">All the data sets included documentation on the structure and context of the data. They also included data dictionaries which improved our teams understanding of the variables and terminology used within.</text:span></text:p>
      <text:p text:style-name="P17"/>
      <text:p text:style-name="P19"><text:span text:style-name="T11">While impossible to eliminate bias from the data we feel the data is as low in bias as possible</text:span><text:span text:style-name="T9">. Sampling and selection biases were largely eliminated by the size and scope of the data used. For example, data included all admissions meaning the sample was representative of health service users on the whole not discriminating for regional or socio-economic factors. There is the potential for reporting bias as the collection of data was restricted to certain categories or variables. Intentionally or otherwise, there is the potential for including or excluding certain variables that may alter or favour certain findings.</text:span></text:p>
      <text:p text:style-name="P19"/>
      <text:p text:style-name="P20">Our analysis also introduced the potential for confirmation bias specifically when looking for the presence of a winter crisis. Our preconceived notions and beliefs around the crisis had the potential to shape our enquiries however we made sure in our cleaning process to include data as completely as possible. This allowed us to minimize the impact our previous beliefs may have on our results and ensured we reached accurate conclusions.</text:p>
      <text:p text:style-name="P7"/>
      <text:p text:style-name="P7"><text:span text:style-name="T7">C</text:span>leaning and transformations</text:p>
      <text:p text:style-name="Standard"/>
      <text:p text:style-name="Standard">To clean the datasets we …</text:p>
      <text:p text:style-name="Standard"/>
      <text:p text:style-name="P8">Data Storage and Structure</text:p>
      <text:p text:style-name="Standard"/>
      <text:p text:style-name="P21">The data is in the form of <text:span text:style-name="T10">linked data with the entirety of the data store making up millions of statements of information that form a subject - predicate - object arrangement or “triples.” </text:span>This means that the structure of the database is contained within the data <text:span text:style-name="T10">eliminating the </text:span>need for <text:span text:style-name="T10">a </text:span>complex database schema. </text:p>
      <text:p text:style-name="P21"/>
      <text:p text:style-name="Standard">Benefits of storing the data like this <text:span text:style-name="T12">include ease of access, integration, reusability, and collaboration.</text:span></text:p>
      <text:p text:style-name="Standard"/>
      <text:p text:style-name="P25">(I have expanded points on these and for the data ethics below)</text:p>
      <text:p text:style-name="Standard"/>
      <text:p text:style-name="P2">Ethical Considerations</text:p>
      <text:p text:style-name="Standard"/>
      <text:p text:style-name="Standard"><text:soft-page-break/>The datasets are covered by the Open Government License, which means anyone <text:span text:style-name="T1">is able to</text:span> copy, publish, distribute, transmit and adapt the licensed work, and to exploit it both commercially and non-commercially <text:span text:style-name="T1">as long as they</text:span> acknowledge the source of the work and (if possible) provide a link to the OGL. <text:span text:style-name="T1">The OGL does not cover information that is more intrusive to the user it was collected from, for example, personal identifiable information or any identity documents. <text:s/></text:span></text:p>
      <text:p text:style-name="Standard"/>
      <text:list text:style-name="L1">
        <text:list-header>
          <text:p text:style-name="P30"/>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1T10:41:06.862000000</meta:creation-date>
    <dc:date>2023-07-19T22:45:42.466000000</dc:date>
    <meta:editing-duration>PT6H48M20S</meta:editing-duration>
    <meta:editing-cycles>15</meta:editing-cycles>
    <meta:generator>LibreOffice/7.4.0.3$Windows_X86_64 LibreOffice_project/f85e47c08ddd19c015c0114a68350214f7066f5a</meta:generator>
    <meta:document-statistic meta:table-count="0" meta:image-count="0" meta:object-count="0" meta:page-count="5" meta:paragraph-count="90" meta:word-count="1460" meta:character-count="8816" meta:non-whitespace-character-count="7436"/>
  </office:meta>
</office:document-meta>
</file>